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Tamil" svg:font-family="'Lohit Tamil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style:paragraph-properties fo:text-align="start"/>
      <style:text-properties fo:font-size="15pt" style:font-size-asian="15pt" style:font-size-complex="15pt"/>
    </style:style>
    <style:style style:name="P3" style:family="paragraph">
      <style:paragraph-properties fo:margin-left="0cm" fo:margin-right="0cm" fo:text-align="start" fo:text-indent="0cm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fo:text-align="start"/>
      <style:text-properties fo:font-size="15pt" style:font-size-asian="15pt" style:font-size-complex="15pt"/>
    </style:style>
    <style:style style:name="P5" style:family="paragraph">
      <loext:graphic-properties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name-asian="Microsoft YaHei" style:font-size-asian="15pt" style:font-style-asian="normal" style:font-weight-asian="bold" style:font-name-complex="Lohit Tamil" style:font-size-complex="15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Lohit Tami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High level Features</text:p>
          </draw:text-box>
        </draw:frame>
        <draw:frame presentation:style-name="pr2" draw:text-style-name="P4" draw:layer="layout" svg:width="25.199cm" svg:height="12.349cm" svg:x="0.836cm" svg:y="3.81cm" presentation:class="subtitle" presentation:user-transformed="true">
          <draw:text-box>
            <text:list text:style-name="L2">
              <text:list-item>
                <text:p text:style-name="P2"><text:span text:style-name="T1">BDD/Java Tests</text:span><text:span text:style-name="T2">: YAML based feature files, plugin support for Gherkin or legacy keyword driven tests, easily import/migrate from Cucumber/Test NG.</text:span></text:p>
              </text:list-item>
            </text:list>
            <text:list text:style-name="L3">
              <text:list-item>
                <text:p text:style-name="P3"><text:span text:style-name="T3">Web Automation:</text:span><text:span text:style-name="T4"> </text:span><text:span text:style-name="T2"><text:s/>OOB support for using Selenium Web-driver page object model.</text:span></text:p>
              </text:list-item>
              <text:list-item>
                <text:p text:style-name="P3"><text:span text:style-name="T3">API Automation:</text:span><text:span text:style-name="T4"> </text:span><text:span text:style-name="T2"><text:s/>Abstraction of Rest Assured and Apache HTTP client libraries.</text:span></text:p>
              </text:list-item>
              <text:list-item>
                <text:p text:style-name="P3"><text:span text:style-name="T3">Configuration management/Properties: </text:span><text:span text:style-name="T4">YAML/JSON/XML/Java properties files. supports complex. data types, multiple files, overriding, support for Containerized/Kubernetes/Cloud environments.</text:span></text:p>
              </text:list-item>
              <text:list-item>
                <text:p text:style-name="P3"><text:span text:style-name="T3">Dependency Injection:</text:span><text:span text:style-name="T4"> Inject properties/DTO and objects/beans directly into POJO without parsing.</text:span></text:p>
              </text:list-item>
            </text:list>
            <text:list text:style-name="L2">
              <text:list-item>
                <text:p text:style-name="P2"><text:span text:style-name="T3">Scalability</text:span><text:span text:style-name="T4">: Load balance</text:span><text:span text:style-name="T2"> multiple test nodes, run features(tests), scenarios or steps in parallel threads.</text:span></text:p>
              </text:list-item>
            </text:list>
            <text:list text:style-name="L3">
              <text:list-item>
                <text:p text:style-name="P3"><text:span text:style-name="T1">Remote execution: </text:span><text:span text:style-name="T5">Run any step on any test node and pass data in between seamlessly.</text:span></text:p>
              </text:list-item>
              <text:list-item>
                <text:p text:style-name="P3"><text:span text:style-name="T1">Variability Support: </text:span><text:span text:style-name="T5">Test scenario variability, Test data variability, Variable Object generation etc.</text:span></text:p>
              </text:list-item>
            </text:list>
            <text:list text:style-name="L2">
              <text:list-item>
                <text:p text:style-name="P2"><text:span text:style-name="T1">Reliability testing</text:span><text:span text:style-name="T2">: Cycle testing/Growth tests(run million iterations), Longevity testing (run for months).</text:span></text:p>
              </text:list-item>
              <text:list-item>
                <text:p text:style-name="P2"><text:span text:style-name="T1">Chaos Testing: </text:span><text:span text:style-name="T5">Declarative YAML Configuration, nesting chaos actions, variability, Chaos for any layer.</text:span></text:p>
              </text:list-item>
            </text:list>
            <text:list text:style-name="L3">
              <text:list-item>
                <text:p text:style-name="P3"><text:span text:style-name="T1">Extensibility</text:span><text:span text:style-name="T5">: Custom plugin for feature parser, step runner, test data source, test life cycle hook and test event listener.</text:span></text:p>
              </text:list-item>
              <text:list-item>
                <text:p text:style-name="P3"><text:span text:style-name="T1">Reporting</text:span><text:span text:style-name="T5">: Out of box HTML report, support to implement test event listeners to send data to any reporting tools/dashboard like Allure, Extent, Report Portal etc.</text:span></text:p>
              </text:list-item>
              <text:list-item>
                <text:p text:style-name="P3"><text:span text:style-name="T1">API Server: </text:span><text:span text:style-name="T5">API server to trigger tests/scenarios/steps using REST API.</text:span></text:p>
              </text:list-item>
              <text:list-item>
                <text:p text:style-name="P3"><text:span text:style-name="T1">Packaging: </text:span><text:span text:style-name="T5">Support to package tests as run-able jar/artifacts, Docker containers, Helm charts.</text:span></text:p>
              </text:list-item>
              <text:list-item>
                <text:p text:style-name="P3"><text:span text:style-name="T1">Deploy Anywhere</text:span><text:span text:style-name="T5">: Support to run on any OS with just JRE, run containers/charts in docker/K8s.</text:span></text:p>
              </text:list-item>
            </text:list>
            <text:list text:style-name="L2">
              <text:list-item>
                <text:p text:style-name="P2"><text:span text:style-name="T3">CI/CD:</text:span><text:span text:style-name="T4"> Seamless integration with trigger options like run-able jar/API/</text:span><text:span text:style-name="T5">maven trigger.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Tamil" svg:font-family="'Lohit Tamil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t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Tamil" style:font-family-complex="'Lohit Tamil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Tamil" style:font-family-complex="'Lohit Tamil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Tamil" style:font-family-complex="'Lohit Tamil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Tamil" style:font-family-complex="'Lohit Tamil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Tamil" style:font-family-complex="'Lohit Tamil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14T11:19:46.577000000</dc:date>
    <meta:editing-duration>PT54M24S</meta:editing-duration>
    <meta:editing-cycles>113</meta:editing-cycles>
    <meta:generator>LibreOffice/7.1.8.1$Windows_X86_64 LibreOffice_project/e1f30c802c3269a1d052614453f260e49458c82c</meta:generator>
    <meta:document-statistic meta:object-count="25"/>
  </office:meta>
</office:document-meta>
</file>